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all of a sudden,
Hamuko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the matter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
least shout, "Ya-hoooh"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"Ya-hoooh" is for mountains. On the sea, it's
definitely gotta be "Aaaah!"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